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38cm" draw:marker-end="Arrow_20_concave" draw:marker-end-width="0.38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="" draw:marker-start-width="0.38cm" draw:marker-end="Arrow_20_concave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38cm" draw:marker-end-width="0.38cm" draw:fill="none" draw:fill-color="#ffffff" draw:textarea-horizontal-align="center" draw:textarea-vertical-align="middle" draw:auto-grow-height="true" draw:auto-grow-width="true" fo:min-height="1.459cm" fo:min-width="2.639cm"/>
    </style:style>
    <style:style style:name="gr5" style:family="graphic" style:parent-style-name="standard">
      <style:graphic-properties draw:stroke="none" svg:stroke-width="0.05cm" svg:stroke-color="#000000" draw:marker-start-width="0.38cm" draw:marker-end-width="0.38cm" draw:fill="none" draw:fill-color="#ffffff" draw:textarea-horizontal-align="center" draw:textarea-vertical-align="middle" draw:auto-grow-height="true" draw:auto-grow-width="true" fo:min-height="1.459cm" fo:min-width="2.817cm"/>
    </style:style>
    <style:style style:name="gr6" style:family="graphic" style:parent-style-name="standard">
      <style:graphic-properties draw:stroke="none" svg:stroke-width="0.05cm" svg:stroke-color="#000000" draw:marker-start-width="0.38cm" draw:marker-end-width="0.38cm" draw:fill="none" draw:fill-color="#ffffff" draw:textarea-horizontal-align="center" draw:textarea-vertical-align="middle" draw:auto-grow-height="true" draw:auto-grow-width="true" fo:min-height="2.291cm" fo:min-width="3.732cm"/>
    </style:style>
    <style:style style:name="gr7" style:family="graphic" style:parent-style-name="standard">
      <style:graphic-properties draw:stroke="none" svg:stroke-width="0.05cm" svg:stroke-color="#000000" draw:marker-start-width="0.38cm" draw:marker-end-width="0.38cm" draw:fill="none" draw:fill-color="#ffffff" draw:textarea-horizontal-align="center" draw:textarea-vertical-align="middle" draw:auto-grow-height="true" draw:auto-grow-width="true" fo:min-height="0.976cm" fo:min-width="0.565cm"/>
    </style:style>
    <style:style style:name="gr8" style:family="graphic" style:parent-style-name="standard">
      <style:graphic-properties draw:stroke="none" svg:stroke-width="0.05cm" svg:stroke-color="#000000" draw:marker-start-width="0.38cm" draw:marker-end-width="0.38cm" draw:fill="none" draw:fill-color="#ffffff" draw:textarea-horizontal-align="center" draw:textarea-vertical-align="middle" draw:auto-grow-height="true" draw:auto-grow-width="true" fo:min-height="0.975cm" fo:min-width="0.811cm"/>
    </style:style>
    <style:style style:name="gr9" style:family="graphic" style:parent-style-name="standard">
      <style:graphic-properties draw:stroke="solid" svg:stroke-width="0.05cm" svg:stroke-color="#000000" draw:marker-start-width="0.38cm" draw:marker-end-width="0.38cm" draw:fill="none" draw:fill-color="#ffffff" draw:textarea-vertical-align="middle" draw:auto-grow-height="false" fo:min-height="3.5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000000" draw:marker-start-width="0.38cm" draw:marker-end-width="0.38cm" draw:fill="none" draw:fill-color="#ffffff" draw:textarea-horizontal-align="center" draw:textarea-vertical-align="middle" draw:auto-grow-height="true" draw:auto-grow-width="true" fo:min-height="0.976cm" fo:min-width="3.101cm"/>
    </style:style>
    <style:style style:name="gr11" style:family="graphic" style:parent-style-name="standard">
      <style:graphic-properties draw:stroke="solid" svg:stroke-width="0.05cm" svg:stroke-color="#000000" draw:marker-start-width="0.38cm" draw:marker-end-width="0.38cm" draw:fill="none" draw:fill-color="#ffffff" draw:textarea-vertical-align="middle" draw:auto-grow-height="false" draw:auto-grow-width="true" fo:min-height="3.5cm" fo:min-width="1.181cm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cm" svg:stroke-color="#000000" draw:marker-start-width="0.38cm" draw:marker-end-width="0.38cm" draw:fill="none" draw:fill-color="#ffffff" draw:textarea-horizontal-align="center" draw:textarea-vertical-align="middle" draw:auto-grow-height="false" draw:auto-grow-width="false" fo:min-height="0cm" fo:min-width="3.237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7.7999992370605pt"/>
    </style:style>
    <style:style style:name="P3" style:family="paragraph">
      <style:paragraph-properties fo:text-align="center"/>
      <style:text-properties fo:font-size="17.7999992370605pt" style:font-size-asian="18pt" style:font-size-complex="18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17.7999992370605pt" style:font-size-asian="26pt" style:font-size-complex="26pt"/>
    </style:style>
    <style:style style:name="T1" style:family="text">
      <style:text-properties fo:font-size="26pt" style:font-size-asian="18pt" style:font-size-complex="18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1" draw:layer="layout" svg:width="4.097cm" svg:height="7.647cm" svg:x="1.971cm" svg:y="4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s" svg:x1="6.068cm" svg:y1="7.88cm" svg:x2="8.553cm" svg:y2="11.066cm" draw:start-shape="id1" draw:start-glue-point="1" draw:end-shape="id2" draw:end-glue-point="3" svg:d="m6068 7880h524l1436 3186h525">
          <text:p/>
        </draw:connector>
        <draw:connector draw:style-name="gr3" draw:text-style-name="P1" draw:layer="layout" draw:type="lines" svg:x1="6.068cm" svg:y1="7.88cm" svg:x2="8.553cm" svg:y2="4.694cm" draw:start-shape="id1" draw:start-glue-point="1" draw:end-shape="id3" draw:end-glue-point="3" svg:d="m6068 7880h524l1436-3186h525">
          <text:p/>
        </draw:connector>
        <draw:frame draw:style-name="gr4" draw:text-style-name="P3" draw:layer="plot" svg:width="4.337cm" svg:height="2.301cm" svg:x="1.852cm" svg:y="15.314cm">
          <draw:text-box>
            <text:p text:style-name="P2"><text:span text:style-name="T1">Campos</text:span></text:p>
            <text:p text:style-name="P2"><text:span text:style-name="T1">(bloques)</text:span></text:p>
          </draw:text-box>
        </draw:frame>
        <draw:frame draw:style-name="gr5" draw:text-style-name="P3" draw:layer="plot" svg:width="4.591cm" svg:height="2.301cm" svg:x="8.306cm" svg:y="15.314cm">
          <draw:text-box>
            <text:p text:style-name="P2"><text:span text:style-name="T1">Irrigación</text:span></text:p>
            <text:p text:style-name="P2"><text:span text:style-name="T1">(parcelas)</text:span></text:p>
          </draw:text-box>
        </draw:frame>
        <draw:frame draw:style-name="gr6" draw:text-style-name="P3" draw:layer="plot" svg:width="5.925cm" svg:height="3.326cm" svg:x="14.853cm" svg:y="14.802cm">
          <draw:text-box>
            <text:p text:style-name="P2"><text:span text:style-name="T1">Densidad de </text:span><text:span text:style-name="T1"><text:line-break/></text:span><text:span text:style-name="T1">semillas</text:span><text:span text:style-name="T1"><text:line-break/></text:span><text:span text:style-name="T1">(sub-plots)</text:span></text:p>
          </draw:text-box>
        </draw:frame>
        <draw:g>
          <draw:custom-shape draw:style-name="gr1" draw:text-style-name="P1" draw:id="id3" draw:layer="layout" svg:width="4.098cm" svg:height="3.823cm" svg:x="8.553cm" svg:y="2.7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4" draw:layer="plot" svg:width="1.319cm" svg:height="1.276cm" svg:x="9.942cm" svg:y="4.057cm">
            <draw:text-box>
              <text:p><text:span text:style-name="T2">Si</text:span></text:p>
            </draw:text-box>
          </draw:frame>
        </draw:g>
        <draw:g draw:id="id6">
          <draw:custom-shape draw:style-name="gr1" draw:text-style-name="P1" draw:id="id2" draw:layer="layout" svg:width="4.098cm" svg:height="3.823cm" svg:x="8.553cm" svg:y="9.1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4" draw:layer="plot" svg:width="1.679cm" svg:height="1.276cm" svg:x="9.763cm" svg:y="10.429cm">
            <draw:text-box>
              <text:p text:style-name="P4">No</text:p>
            </draw:text-box>
          </draw:frame>
        </draw:g>
        <draw:frame draw:style-name="gr9" draw:text-style-name="P5" draw:id="id5" draw:layer="plot" svg:width="1.362cm" svg:height="1.277cm" svg:x="21.766cm" svg:y="12.923cm">
          <draw:text-box>
            <text:p text:style-name="P2"><text:span text:style-name="T2">P</text:span></text:p>
          </draw:text-box>
        </draw:frame>
        <draw:frame draw:style-name="gr10" draw:text-style-name="P3" draw:layer="plot" svg:width="4.998cm" svg:height="1.276cm" svg:x="22.406cm" svg:y="15.928cm">
          <draw:text-box>
            <text:p text:style-name="P2"><text:span text:style-name="T1">Fertilizante</text:span></text:p>
          </draw:text-box>
        </draw:frame>
        <draw:frame draw:style-name="gr11" draw:text-style-name="P5" draw:layer="plot" svg:width="1.83cm" svg:height="1.277cm" svg:x="23.99cm" svg:y="12.923cm">
          <draw:text-box>
            <text:p text:style-name="P2"><text:span text:style-name="T2">NP</text:span></text:p>
          </draw:text-box>
        </draw:frame>
        <draw:frame draw:style-name="gr9" draw:text-style-name="P5" draw:layer="plot" svg:width="1.362cm" svg:height="1.277cm" svg:x="26.645cm" svg:y="12.923cm">
          <draw:text-box>
            <text:p text:style-name="P2"><text:span text:style-name="T2">N</text:span></text:p>
          </draw:text-box>
        </draw:frame>
        <draw:frame draw:style-name="gr12" draw:text-style-name="P5" draw:id="id7" draw:layer="plot" svg:width="3.581cm" svg:height="1.159cm" svg:x="16.024cm" svg:y="8.042cm">
          <draw:text-box>
            <text:p text:style-name="P2"><text:span text:style-name="T2">Baja</text:span></text:p>
          </draw:text-box>
        </draw:frame>
        <draw:frame draw:style-name="gr12" draw:text-style-name="P5" draw:id="id8" draw:layer="plot" svg:width="3.581cm" svg:height="1.159cm" svg:x="16.024cm" svg:y="10.537cm">
          <draw:text-box>
            <text:p text:style-name="P2"><text:span text:style-name="T2">Alta</text:span></text:p>
          </draw:text-box>
        </draw:frame>
        <draw:frame draw:style-name="gr12" draw:text-style-name="P5" draw:id="id4" draw:layer="plot" svg:width="3.581cm" svg:height="1.159cm" svg:x="16.024cm" svg:y="12.982cm">
          <draw:text-box>
            <text:p text:style-name="P2"><text:span text:style-name="T2">Media</text:span></text:p>
          </draw:text-box>
        </draw:frame>
        <draw:connector draw:style-name="gr2" draw:text-style-name="P1" draw:layer="plot" draw:type="lines" svg:x1="19.605cm" svg:y1="13.561cm" svg:x2="21.766cm" svg:y2="13.561cm" draw:start-shape="id4" draw:start-glue-point="1" draw:end-shape="id5" draw:end-glue-point="3" svg:d="m19605 13561h525 1111 525">
          <text:p/>
        </draw:connector>
        <draw:connector draw:style-name="gr2" draw:text-style-name="P1" draw:layer="plot" draw:type="lines" svg:x1="12.651cm" svg:y1="11.066cm" svg:x2="16.024cm" svg:y2="8.621cm" draw:start-shape="id6" draw:start-glue-point="1" draw:end-shape="id7" draw:end-glue-point="3" svg:d="m12651 11066h525l2323-2445h525">
          <text:p/>
        </draw:connector>
        <draw:connector draw:style-name="gr2" draw:text-style-name="P1" draw:layer="plot" draw:type="lines" svg:x1="12.651cm" svg:y1="11.066cm" svg:x2="16.024cm" svg:y2="11.116cm" draw:start-shape="id6" draw:start-glue-point="1" draw:end-shape="id8" draw:end-glue-point="3" svg:d="m12651 11066h525l2323 50h525">
          <text:p/>
        </draw:connector>
        <draw:connector draw:style-name="gr2" draw:text-style-name="P1" draw:layer="plot" draw:type="lines" svg:x1="12.651cm" svg:y1="11.066cm" svg:x2="16.024cm" svg:y2="13.561cm" draw:start-shape="id6" draw:start-glue-point="1" draw:end-shape="id4" draw:end-glue-point="3" svg:d="m12651 11066h525l2323 2495h5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lock"/>
      <draw:layer draw:name="plot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ol </meta:initial-creator>
    <meta:creation-date>2010-04-14T14:15:01</meta:creation-date>
    <dc:date>2010-04-14T16:01:26</dc:date>
    <dc:creator>ol </dc:creator>
    <meta:editing-duration>PT01H46M11S</meta:editing-duration>
    <meta:editing-cycles>18</meta:editing-cycles>
    <meta:generator>OpenOffice.org/3.1$Unix OpenOffice.org_project/310m19$Build-9420</meta:generator>
    <meta:document-statistic meta:object-count="23"/>
  </office:meta>
</office:document-meta>
</file>